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0.50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0.3398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633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04">
      <style:table-cell-properties fo:wrap-option="wrap"/>
    </style:style>
    <style:style style:name="ce7" style:family="table-cell" style:parent-style-name="Default" style:data-style-name="N104">
      <style:table-cell-properties fo:border-bottom="none" fo:wrap-option="wrap" fo:border-left="none" fo:border-right="none" fo:border-top="0.74pt solid #000000"/>
    </style:style>
    <style:style style:name="ce8" style:family="table-cell" style:parent-style-name="Default" style:data-style-name="N104">
      <style:table-cell-properties fo:border-bottom="none" fo:wrap-option="wrap" fo:border-left="0.74pt solid #000000" fo:border-right="none" fo:border-top="none"/>
    </style:style>
    <style:style style:name="ce9" style:family="table-cell" style:parent-style-name="Default" style:data-style-name="N104">
      <style:table-cell-properties fo:border-bottom="none" fo:wrap-option="wrap" fo:border-left="0.74pt solid #000000" fo:border-right="none" fo:border-top="0.74pt solid #000000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6"/>
        <table:table-column table:style-name="co4" table:number-columns-repeated="6" table:default-cell-style-name="ce10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art #</text:p>
          </table:table-cell>
          <table:table-cell table:style-name="ce2" office:value-type="string" calcext:value-type="string">
            <text:p>O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hickness/Length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table:style-name="ce8" office:value-type="string" calcext:value-type="string">
            <text:p>Ext price</text:p>
          </table:table-cell>
          <table:table-cell office:value-type="string" calcext:value-type="string">
            <text:p>Misumi <text:s/>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Bolt Depot</text:p>
          </table:table-cell>
          <table:table-cell office:value-type="string" calcext:value-type="string">
            <text:p>Fireball T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ged thrust bearing</text:p>
          </table:table-cell>
          <table:table-cell office:value-type="string" calcext:value-type="string">
            <text:p>610u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26.94" calcext:value-type="currency">
            <text:p>$26.94</text:p>
          </table:table-cell>
          <table:table-cell table:style-name="ce8" table:formula="of:=[.H2]*[.I2]" office:value-type="currency" office:currency="USD" office:value="26.94" calcext:value-type="currency">
            <text:p>$26.94</text:p>
          </table:table-cell>
          <table:table-cell office:value-type="string" calcext:value-type="string">
            <text:p><text:a xlink:href="https://us.misumi-ec.com/vona2/detail/221303754850/?CategorySpec=00000044015%3A%3Al&amp;Tab=wysiwyg_area_0&amp;curSearch=%7B%22field%22%3A%22%40search%22%2C%22seriesCode%22%3A%22221303754850%22%2C%22innerCode%22%3A%22%22%2C%22sort%22%3A1%2C%22specSortFlag%22%3A0%2C%22allSpecFlag%22%3A0%2C%22page%22%3A1%2C%22pageSize%22%3A%2260%22%2C%2200000044017%22%3A%22202210260535570181102569%22%2C%2200000043985%22%3A%22202210260535570181102592%22%2C%22fixedInfo%22%3A%22innerCode%3AMDMC000007210J%7C10%22%7D" xlink:type="simple">https://us.misumi-ec.com/vona2/detail/221303754850/?CategorySpec=00000044015%3a%3al&amp;Tab=wysiwyg_area_0&amp;curSearch=%7b%22field%22%3a%22%40search%22%2c%22seriesCode%22%3a%22221303754850%22%2c%22innerCode%22%3a%22%22%2c%22sort%22%3a1%2c%22specSortFlag%22%3a0%2c%22allSpecFlag%22%3a0%2c%22page%22%3a1%2c%22pageSize%22%3a%2260%22%2c%2200000044017%22%3a%22202210260535570181102569%22%2c%2200000043985%22%3a%22202210260535570181102592%22%2c%22fixedInfo%22%3a%22innerCode%3aMDMC000007210J%7c10%22%7d</text:a></text:p>
          </table:table-cell>
          <table:table-cell office:value-type="string" calcext:value-type="string">
            <text:p>https://www.motion.com/products/sku/00105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dle thrust bearing</text:p>
          </table:table-cell>
          <table:table-cell office:value-type="string" calcext:value-type="string">
            <text:p>NTA-1625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4.62" calcext:value-type="currency">
            <text:p>$4.62</text:p>
          </table:table-cell>
          <table:table-cell table:style-name="ce8" table:formula="of:=[.H3]*[.I3]" office:value-type="currency" office:currency="USD" office:value="4.62" calcext:value-type="currency">
            <text:p>$4.62</text:p>
          </table:table-cell>
          <table:table-cell office:value-type="string" calcext:value-type="string">
            <text:p>https://us.misumi-ec.com/vona2/detail/221303696259/?HissuCode=NTA-1625</text:p>
          </table:table-cell>
          <table:table-cell office:value-type="string" calcext:value-type="string">
            <text:p>https://www.motion.com/products/sku/00094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ened thrust washer</text:p>
          </table:table-cell>
          <table:table-cell table:style-name="ce1" office:value-type="string" calcext:value-type="string">
            <text:p>TRB-1625 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currency" office:currency="USD" office:value="4.24" calcext:value-type="currency">
            <text:p>$4.24</text:p>
          </table:table-cell>
          <table:table-cell table:style-name="ce8" table:formula="of:=[.H4]*[.I4]" office:value-type="currency" office:currency="USD" office:value="8.48" calcext:value-type="currency">
            <text:p>$8.48</text:p>
          </table:table-cell>
          <table:table-cell office:value-type="string" calcext:value-type="string">
            <text:p>https://us.misumi-ec.com/vona2/detail/221303690309/?Tab=wysiwyg_area_0&amp;curSearch=%7b%22field%22%3a%22%40search%22%2c%22seriesCode%22%3a%22221303690309%22%2c%22innerCode%22%3a%22%22%2c%22sort%22%3a1%2c%22specSortFlag%22%3a0%2c%22allSpecFlag%22%3a0%2c%22page%22%3a1%2c%22pageSize%22%3a%2260%22%2c%22SP854472%22%3a%22202012120230322637652185%22%2c%22SP854473%22%3a%22202012120230322637652208%22%2c%22SP854474%22%3a%22202012120230322637652236%22%2c%22SP854475%22%3a%22202012120230322637652260%22%2c%22cadType%22%3a%222%22%2c%22fixedInfo%22%3a%22innerCode%3aMDMC000006YFD7%7c12%22%7d</text:p>
          </table:table-cell>
          <table:table-cell office:value-type="string" calcext:value-type="string">
            <text:p>https://www.motion.com/products/sku/00094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inch nut</text:p>
          </table:table-cell>
          <table:table-cell office:value-type="float" office:value="7756" calcext:value-type="float">
            <text:p>775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de 8 if possible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.29" calcext:value-type="currency">
            <text:p>$2.29</text:p>
          </table:table-cell>
          <table:table-cell table:style-name="ce8" table:formula="of:=[.H5]*[.I5]" office:value-type="currency" office:currency="USD" office:value="4.58" calcext:value-type="currency">
            <text:p>$4.58</text:p>
          </table:table-cell>
          <table:table-cell table:number-columns-repeated="2"/>
          <table:table-cell office:value-type="string" calcext:value-type="string">
            <text:p>https://boltdepot.com/Product-Details?product=7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inch jam nut</text:p>
          </table:table-cell>
          <table:table-cell table:style-name="ce1" office:value-type="float" office:value="9196" calcext:value-type="float">
            <text:p>919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USD" office:value="1.4" calcext:value-type="currency">
            <text:p>$1.40</text:p>
          </table:table-cell>
          <table:table-cell table:style-name="ce8" table:formula="of:=[.H6]*[.I6]" office:value-type="currency" office:currency="USD" office:value="2.8" calcext:value-type="currency">
            <text:p>$2.80</text:p>
          </table:table-cell>
          <table:table-cell table:number-columns-repeated="2"/>
          <table:table-cell office:value-type="string" calcext:value-type="string">
            <text:p>https://boltdepot.com/Product-Details?product=9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inch threaded rod</text:p>
          </table:table-cell>
          <table:table-cell table:style-name="ce1" office:value-type="float" office:value="23653" calcext:value-type="float">
            <text:p>23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 locally. Bolt depot is expensiv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9.15" calcext:value-type="currency">
            <text:p>$29.15</text:p>
          </table:table-cell>
          <table:table-cell table:style-name="ce8" table:formula="of:=[.H7]*[.I7]" office:value-type="currency" office:currency="USD" office:value="29.15" calcext:value-type="currency">
            <text:p>$29.15</text:p>
          </table:table-cell>
          <table:table-cell table:number-columns-repeated="2"/>
          <table:table-cell office:value-type="string" calcext:value-type="string">
            <text:p>https://boltdepot.com/Product-Details?product=23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/8 bolt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3/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0.24" calcext:value-type="currency">
            <text:p>$0.24</text:p>
          </table:table-cell>
          <table:table-cell table:style-name="ce8" table:formula="of:=[.H8]*[.I8]" office:value-type="currency" office:currency="USD" office:value="0.96" calcext:value-type="currency">
            <text:p>$0.96</text:p>
          </table:table-cell>
          <table:table-cell table:number-columns-repeated="2"/>
          <table:table-cell office:value-type="string" calcext:value-type="string">
            <text:p>https://boltdepot.com/Product-Details?product=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/8 bolt</text:p>
          </table:table-cell>
          <table:table-cell office:value-type="float" office:value="357" calcext:value-type="float">
            <text:p>357</text:p>
          </table:table-cell>
          <table:table-cell table:style-name="ce4" office:value-type="string" calcext:value-type="string">
            <text:p>3/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8" table:formula="of:=[.H9]*[.I9]" office:value-type="currency" office:currency="USD" office:value="1" calcext:value-type="currency">
            <text:p>$1.00</text:p>
          </table:table-cell>
          <table:table-cell table:number-columns-repeated="2"/>
          <table:table-cell office:value-type="string" calcext:value-type="string">
            <text:p>https://boltdepot.com/Product-Details?product=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½ socket cap bolt</text:p>
          </table:table-cell>
          <table:table-cell office:value-type="float" office:value="5067" calcext:value-type="float">
            <text:p>5067</text:p>
          </table:table-cell>
          <table:table-cell table:style-name="ce4" office:value-type="string" calcext:value-type="string">
            <text:p>½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 jaw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06" calcext:value-type="currency">
            <text:p>$1.06</text:p>
          </table:table-cell>
          <table:table-cell table:style-name="ce8" table:formula="of:=[.H10]*[.I10]" office:value-type="currency" office:currency="USD" office:value="4.24" calcext:value-type="currency">
            <text:p>$4.24</text:p>
          </table:table-cell>
          <table:table-cell table:number-columns-repeated="2"/>
          <table:table-cell office:value-type="string" calcext:value-type="string">
            <text:p>https://boltdepot.com/Product-Details?product=5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ball tool Jaws</text:p>
          </table:table-cell>
          <table:table-cell table:style-name="ce1" office:value-type="string" calcext:value-type="string">
            <text:p>F5-HTJ503-BDK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ld as pai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5" calcext:value-type="currency">
            <text:p>$45.00</text:p>
          </table:table-cell>
          <table:table-cell table:style-name="ce8" table:formula="of:=[.H11]*[.I11]" office:value-type="currency" office:currency="USD" office:value="45" calcext:value-type="currency">
            <text:p>$45.00</text:p>
          </table:table-cell>
          <table:table-cell table:number-columns-repeated="3"/>
          <table:table-cell office:value-type="string" calcext:value-type="string">
            <text:p>https://fireballtool.com/products/5-aluminum-hardtail-jaws-se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table:formula="of:=[.H12]*[.I12]"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8" table:formula="of:=[.H13]*[.I13]"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8" table:formula="of:=[.H14]*[.I14]"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8" table:formula="of:=[.H15]*[.I15]"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" table:number-columns-repeated="2"/>
          <table:table-cell table:style-name="ce7"/>
          <table:table-cell table:style-name="ce9" table:formula="of:=SUM([.J2:.J15])" office:value-type="currency" office:currency="USD" office:value="127.77" calcext:value-type="currency">
            <text:p>$127.77</text:p>
          </table:table-cell>
          <table:table-cell table:number-columns-repeated="6"/>
        </table:table-row>
        <table:table-row table:style-name="ro1" table:number-rows-repeated="63">
          <table:table-cell table:number-columns-repeated="16"/>
        </table:table-row>
        <table:table-row table:style-name="ro2" table:number-rows-repeated="104849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6:15:30.155000000</meta:creation-date>
    <dc:date>2024-12-03T16:56:19.262000000</dc:date>
    <meta:editing-duration>PT40M44S</meta:editing-duration>
    <meta:editing-cycles>10</meta:editing-cycles>
    <meta:generator>LibreOffice/24.2.3.2$Windows_X86_64 LibreOffice_project/433d9c2ded56988e8a90e6b2e771ee4e6a5ab2ba</meta:generator>
    <meta:document-statistic meta:table-count="1" meta:cell-count="115" meta:object-count="0"/>
  </office:meta>
</office:document-meta>
</file>